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1cm" svg:x2="1.032cm" svg:y2="19.973cm" svg:d="M1032 1000v18973" svg:viewBox="0 0 1 18974">
          <text:p/>
        </draw:connector>
        <draw:connector draw:style-name="gr1" draw:text-style-name="P1" xml:id="id2" draw:id="id2" draw:layer="layout" draw:type="line" svg:x1="1.032cm" svg:y1="1cm" svg:x2="28.684cm" svg:y2="1cm" draw:start-shape="id1" draw:start-glue-point="2" svg:d="M1032 1000h27652" svg:viewBox="0 0 27653 1">
          <text:p/>
        </draw:connector>
        <draw:connector draw:style-name="gr1" draw:text-style-name="P1" draw:layer="layout" draw:type="line" svg:x1="1.032cm" svg:y1="19.973cm" svg:x2="3cm" svg:y2="19.973cm" draw:start-shape="id1" draw:start-glue-point="3" svg:d="M1032 19973h1968" svg:viewBox="0 0 1969 1">
          <text:p/>
        </draw:connector>
        <draw:connector draw:style-name="gr1" draw:text-style-name="P1" xml:id="id3" draw:id="id3" draw:layer="layout" draw:type="line" svg:x1="28.717cm" svg:y1="19.94cm" svg:x2="5.001cm" svg:y2="19.908cm" svg:d="M28717 19940l-23716-32" svg:viewBox="0 0 23717 33">
          <text:p/>
        </draw:connector>
        <draw:connector draw:style-name="gr1" draw:text-style-name="P1" draw:layer="layout" draw:type="line" svg:x1="28.684cm" svg:y1="1cm" svg:x2="28.717cm" svg:y2="3.065cm" draw:start-shape="id2" draw:start-glue-point="3" svg:d="M28684 1000l33 2065" svg:viewBox="0 0 34 2066">
          <text:p/>
        </draw:connector>
        <draw:connector draw:style-name="gr1" draw:text-style-name="P1" draw:layer="layout" draw:type="line" svg:x1="28.717cm" svg:y1="19.94cm" svg:x2="28.684cm" svg:y2="5.001cm" draw:start-shape="id3" draw:start-glue-point="2" svg:d="M28717 19940l-33-14939" svg:viewBox="0 0 34 14940">
          <text:p/>
        </draw:connector>
        <draw:connector draw:style-name="gr1" draw:text-style-name="P1" draw:layer="layout" draw:type="line" svg:x1="2.968cm" svg:y1="21.005cm" svg:x2="2.968cm" svg:y2="17.972cm" svg:d="M2968 21005v-3033" svg:viewBox="0 0 1 3034">
          <text:p/>
        </draw:connector>
        <draw:connector draw:style-name="gr1" draw:text-style-name="P1" draw:layer="layout" draw:type="line" svg:x1="5.001cm" svg:y1="20.941cm" svg:x2="5.001cm" svg:y2="18.069cm" svg:d="M5001 20941v-2872" svg:viewBox="0 0 1 2873">
          <text:p/>
        </draw:connector>
        <draw:custom-shape draw:style-name="gr2" draw:text-style-name="P1" draw:layer="layout" svg:width="0.9cm" svg:height="1.3cm" svg:x="1cm" svg:y="24.2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24.2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24.2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24.2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cm" svg:height="1cm" svg:x="1.8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.8cm" svg:y="2cm">
          <text:p text:style-name="P1">25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7cm" svg:y1="1.5cm" svg:x2="3.581cm" svg:y2="1.516cm" draw:start-shape="id4" draw:start-glue-point="1" svg:d="M2700 1500l881 16" svg:viewBox="0 0 882 17">
          <text:p/>
        </draw:connector>
        <draw:frame draw:style-name="gr3" draw:layer="layout" svg:width="2.475cm" svg:height="0.962cm" svg:x="3.325cm" svg:y="1.038cm">
          <draw:text-box>
            <text:p>refazer</text:p>
          </draw:text-box>
        </draw:frame>
        <draw:custom-shape draw:style-name="gr2" draw:text-style-name="P1" draw:layer="layout" svg:width="0.9cm" svg:height="1cm" svg:x="6.1cm" svg:y="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6.1cm" svg:y="2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0.1cm" svg:y="1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0.1cm" svg:y="2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4.1cm" svg:y="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4.1cm" svg:y="2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8cm" svg:y="1.03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8cm" svg:y="2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23cm" svg:y="1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23cm" svg:y="2cm">
          <text:p text:style-name="P1">54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662cm" svg:height="0.962cm" svg:x="26.1cm" svg:y="17.9cm">
          <draw:text-box>
            <text:p text:style-name="P2"><text:span text:style-name="T1">Rk3</text:span></text:p>
          </draw:text-box>
        </draw:frame>
        <draw:connector draw:style-name="gr1" draw:text-style-name="P1" draw:layer="layout" draw:type="line" svg:x1="27.394cm" svg:y1="5.001cm" svg:x2="29.588cm" svg:y2="5.001cm" svg:d="M27394 5001h2194" svg:viewBox="0 0 2195 1">
          <text:p/>
        </draw:connector>
        <draw:connector draw:style-name="gr1" draw:text-style-name="P1" draw:layer="layout" draw:type="line" svg:x1="27.362cm" svg:y1="3.001cm" svg:x2="29.652cm" svg:y2="3.033cm" svg:d="M27362 3001l2290 32" svg:viewBox="0 0 2291 33">
          <text:p/>
        </draw:connector>
        <draw:custom-shape draw:style-name="gr2" draw:text-style-name="P1" draw:layer="layout" svg:width="0.9cm" svg:height="1cm" svg:x="6.1cm" svg:y="18.9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6.1cm" svg:y="17.9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0cm" svg:y="18.9cm">
          <text:p text:style-name="P1">5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0cm" svg:y="17.9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4.1cm" svg:y="18.9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4.1cm" svg:y="17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8cm" svg:y="17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18cm" svg:y="18.9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22cm" svg:y="18.9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22cm" svg:y="17.9cm">
          <text:p text:style-name="P1">34</text:p>
          <draw:enhanced-geometry svg:viewBox="0 0 21600 21600" draw:type="rectangle" draw:enhanced-path="M 0 0 L 21600 0 21600 21600 0 21600 0 0 Z N"/>
        </draw:custom-shape>
        <draw:connector draw:style-name="gr1" draw:text-style-name="P1" xml:id="id5" draw:id="id5" draw:layer="layout" draw:type="line" svg:x1="24.974cm" svg:y1="16.972cm" svg:x2="25.038cm" svg:y2="19.94cm" svg:d="M24974 16972l64 2968" svg:viewBox="0 0 65 2969">
          <text:p/>
        </draw:connector>
        <draw:connector draw:style-name="gr1" draw:text-style-name="P1" xml:id="id6" draw:id="id6" draw:layer="layout" draw:type="line" svg:x1="24.974cm" svg:y1="16.972cm" svg:x2="28.684cm" svg:y2="17.004cm" draw:start-shape="id5" draw:start-glue-point="2" svg:d="M24974 16972l3710 32" svg:viewBox="0 0 3711 33">
          <text:p/>
        </draw:connector>
        <draw:connector draw:style-name="gr1" draw:text-style-name="P1" draw:layer="layout" draw:type="line" svg:x1="25.038cm" svg:y1="19.94cm" svg:x2="28.717cm" svg:y2="19.94cm" draw:start-shape="id5" draw:start-glue-point="3" draw:end-shape="id3" draw:end-glue-point="2" svg:d="M25038 19940h3679" svg:viewBox="0 0 3680 1">
          <text:p/>
        </draw:connector>
        <draw:connector draw:style-name="gr1" draw:text-style-name="P1" draw:layer="layout" draw:type="line" svg:x1="28.684cm" svg:y1="17.004cm" svg:x2="28.717cm" svg:y2="19.94cm" draw:start-shape="id6" draw:start-glue-point="3" draw:end-shape="id3" draw:end-glue-point="2" svg:d="M28684 17004l33 2936" svg:viewBox="0 0 34 2937">
          <text:p/>
        </draw:connector>
        <draw:frame draw:style-name="gr5" draw:layer="layout" svg:width="14.1cm" svg:height="3.55cm" svg:x="8cm" svg:y="8.2cm">
          <draw:text-box>
            <text:p><text:s text:c="26"/><text:span text:style-name="T2"><text:s/></text:span><text:span text:style-name="T2">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10:15:31.080691646</meta:creation-date>
    <dc:date>2016-07-04T10:51:17.020196012</dc:date>
    <dc:creator>SD Canto</dc:creator>
    <meta:editing-duration>PT14M48S</meta:editing-duration>
    <meta:editing-cycles>1</meta:editing-cycles>
    <meta:document-statistic meta:object-count="44"/>
    <meta:generator>LibreOffice/4.2.8.2$Linux_x86 LibreOffice_project/420m0$Build-2</meta:generator>
  </office:meta>
</office:document-meta>
</file>